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0.229cm"/>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B" style:family="table-column">
      <style:table-column-properties style:column-width="8.5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4" style:family="table">
      <style:table-properties style:width="16.914cm" table:align="right"/>
    </style:style>
    <style:style style:name="Tabla4.A" style:family="table-column">
      <style:table-column-properties style:column-width="8.408cm"/>
    </style:style>
    <style:style style:name="Tabla4.B" style:family="table-column">
      <style:table-column-properties style:column-width="8.505cm"/>
    </style:style>
    <style:style style:name="Tabla4.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4.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4.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a4.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3" style:family="table-row">
      <style:table-row-properties style:min-row-height="0.436cm"/>
    </style:style>
    <style:style style:name="Tabla4.B3"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a4.B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B5"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B6"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4.7" style:family="table-row">
      <style:table-row-properties style:min-row-height="0.575cm"/>
    </style:style>
    <style:style style:name="Tabla4.A10"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4.B10"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5.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5.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a5.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B3"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B4"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5.B5" style:family="table-cell" style:data-style-name="N10000">
      <style:table-cell-properties style:vertical-align="" fo:background-color="#ffffff" fo:padding="0cm" fo:border-left="none" fo:border-right="0.05pt solid #000000" fo:border-top="none" fo:border-bottom="none" style:writing-mode="page">
        <style:background-image/>
      </style:table-cell-properties>
    </style:style>
    <style:style style:name="Tabla5.A7"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5.B7"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a6.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a6.2" style:family="table-row">
      <style:table-row-properties style:min-row-height="3.829cm"/>
    </style:style>
    <style:style style:name="Tabla6.A2" style:family="table-cell" style:data-style-name="N10100">
      <style:table-cell-properties style:vertical-align="" fo:background-color="#ffffff" fo:padding="0cm" fo:border-left="0.05pt solid #000000" fo:border-right="none" fo:border-top="none" fo:border-bottom="none" style:writing-mode="page">
        <style:background-image/>
      </style:table-cell-properties>
    </style:style>
    <style:style style:name="Tabla6.B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Tabla6.A3"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a6.B3"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Footer">
      <style:text-properties officeooo:paragraph-rsid="0006512f"/>
    </style:style>
    <style:style style:name="P2" style:family="paragraph" style:parent-style-name="Header">
      <style:text-properties officeooo:rsid="00079ac4" officeooo:paragraph-rsid="00079ac4"/>
    </style:style>
    <style:style style:name="P3" style:family="paragraph" style:parent-style-name="Standard">
      <style:paragraph-properties fo:text-align="center" style:justify-single-word="false"/>
      <style:text-properties fo:font-size="22pt" fo:font-weight="bold" officeooo:rsid="00025d2f"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22pt" fo:font-weight="bold" officeooo:rsid="00025d2f" officeooo:paragraph-rsid="00025d2f" style:font-size-asian="22pt" style:font-weight-asian="bold" style:font-size-complex="22pt" style:font-weight-complex="bold"/>
    </style:style>
    <style:style style:name="P5" style:family="paragraph" style:parent-style-name="Standard">
      <style:paragraph-properties fo:text-align="center" style:justify-single-word="false"/>
      <style:text-properties fo:font-size="11pt" fo:font-weight="bold" officeooo:rsid="00025d2f" officeooo:paragraph-rsid="00025d2f" style:font-size-asian="11pt" style:font-weight-asian="bold" style:font-size-complex="11pt" style:font-weight-complex="bold"/>
    </style:style>
    <style:style style:name="P6" style:family="paragraph" style:parent-style-name="Standard">
      <style:paragraph-properties fo:text-align="center" style:justify-single-word="false"/>
      <style:text-properties fo:font-size="11pt" fo:font-weight="bold" officeooo:rsid="000260fe" officeooo:paragraph-rsid="000260fe" style:font-size-asian="11pt" style:font-weight-asian="bold" style:font-size-complex="11pt" style:font-weight-complex="bold"/>
    </style:style>
    <style:style style:name="P7" style:family="paragraph" style:parent-style-name="Standard">
      <style:paragraph-properties fo:text-align="center" style:justify-single-word="false"/>
      <style:text-properties fo:font-size="32pt" officeooo:rsid="000260fe" officeooo:paragraph-rsid="000260fe" style:font-size-asian="32pt" style:font-size-complex="32pt"/>
    </style:style>
    <style:style style:name="P8" style:family="paragraph" style:parent-style-name="Standard">
      <style:paragraph-properties fo:text-align="center" style:justify-single-word="false"/>
      <style:text-properties fo:font-size="18pt" fo:font-weight="bold" officeooo:rsid="000260fe" officeooo:paragraph-rsid="000260fe"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8pt" fo:font-weight="bold" officeooo:rsid="0008cfec" officeooo:paragraph-rsid="0008cfec"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0d0c14" officeooo:paragraph-rsid="000260fe"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weight="bold" officeooo:rsid="000bbc96" officeooo:paragraph-rsid="000bbc96"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0bbc96" officeooo:paragraph-rsid="000260fe"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11fd38" officeooo:paragraph-rsid="0011fd38" style:font-size-asian="18pt" style:font-weight-asian="bold" style:font-size-complex="18pt" style:font-weight-complex="bold"/>
    </style:style>
    <style:style style:name="P14" style:family="paragraph" style:parent-style-name="Standard">
      <style:paragraph-properties fo:text-align="center" style:justify-single-word="false"/>
      <style:text-properties fo:font-size="18pt" fo:font-weight="normal" officeooo:rsid="000260fe" officeooo:paragraph-rsid="000260fe"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fo:font-size="18pt" fo:font-weight="normal" officeooo:rsid="0011fd38" officeooo:paragraph-rsid="0011fd38"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font-size="18pt" fo:font-style="normal" fo:font-weight="bold" officeooo:rsid="0011fd38" officeooo:paragraph-rsid="0011fd38" style:font-size-asian="18pt" style:font-style-asian="normal" style:font-weight-asian="bold" style:font-size-complex="18pt" style:font-style-complex="normal" style:font-weight-complex="bold"/>
    </style:style>
    <style:style style:name="P17" style:family="paragraph" style:parent-style-name="Standard">
      <style:paragraph-properties fo:text-align="start" style:justify-single-word="false"/>
      <style:text-properties fo:font-size="18pt" fo:font-style="normal" fo:font-weight="bold" officeooo:rsid="00173570" officeooo:paragraph-rsid="00173570" style:font-size-asian="18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fo:font-size="14pt" fo:font-weight="normal" officeooo:rsid="000a8173" officeooo:paragraph-rsid="000a8173"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fo:font-weight="normal" officeooo:rsid="00139ca5" officeooo:paragraph-rsid="00139ca5" style:font-size-asian="14pt" style:font-weight-asian="normal" style:font-size-complex="14pt" style:font-weight-complex="normal"/>
    </style:style>
    <style:style style:name="P20" style:family="paragraph" style:parent-style-name="Standard">
      <style:paragraph-properties fo:text-align="start" style:justify-single-word="false"/>
      <style:text-properties fo:font-size="16pt" fo:font-style="normal" fo:font-weight="bold" officeooo:rsid="000fab55" officeooo:paragraph-rsid="000fab55" style:font-size-asian="16pt" style:font-style-asian="normal" style:font-weight-asian="bold" style:font-size-complex="16pt" style:font-style-complex="normal" style:font-weight-complex="bold"/>
    </style:style>
    <style:style style:name="P21" style:family="paragraph" style:parent-style-name="Standard">
      <style:paragraph-properties fo:text-align="start" style:justify-single-word="false"/>
      <style:text-properties fo:font-size="16pt" fo:font-style="normal" fo:font-weight="bold" officeooo:rsid="00113e65" officeooo:paragraph-rsid="00113e65" style:font-size-asian="16pt" style:font-style-asian="normal" style:font-weight-asian="bold" style:font-size-complex="16pt" style:font-style-complex="normal" style:font-weight-complex="bold"/>
    </style:style>
    <style:style style:name="P22" style:family="paragraph" style:parent-style-name="Standard">
      <style:paragraph-properties fo:text-align="start" style:justify-single-word="false"/>
      <style:text-properties fo:font-size="16pt" fo:font-style="normal" fo:font-weight="bold" officeooo:rsid="00139ca5" officeooo:paragraph-rsid="00139ca5"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fo:font-size="16pt" fo:font-style="normal" fo:font-weight="normal" officeooo:rsid="000fab55" officeooo:paragraph-rsid="0011fd38" style:font-size-asian="16pt" style:font-style-asian="normal" style:font-weight-asian="normal" style:font-size-complex="16pt" style:font-style-complex="normal" style:font-weight-complex="normal"/>
    </style:style>
    <style:style style:name="P24" style:family="paragraph" style:parent-style-name="Standard">
      <style:paragraph-properties fo:text-align="start" style:justify-single-word="false"/>
      <style:text-properties fo:font-size="16pt" fo:font-style="normal" fo:font-weight="normal" officeooo:rsid="00139ca5" officeooo:paragraph-rsid="00173570" style:font-size-asian="16pt" style:font-style-asian="normal" style:font-weight-asian="normal" style:font-size-complex="16pt" style:font-style-complex="normal" style:font-weight-complex="normal"/>
    </style:style>
    <style:style style:name="P25" style:family="paragraph" style:parent-style-name="Standard">
      <style:paragraph-properties fo:text-align="start" style:justify-single-word="false"/>
      <style:text-properties fo:font-size="16pt" fo:font-style="normal" fo:font-weight="normal" officeooo:rsid="00173570" officeooo:paragraph-rsid="00173570"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fo:font-size="16pt" fo:font-weight="bold" officeooo:rsid="00139ca5" officeooo:paragraph-rsid="00139ca5" style:font-size-asian="16pt" style:font-weight-asian="bold" style:font-size-complex="16pt" style:font-weight-complex="bold"/>
    </style:style>
    <style:style style:name="P27" style:family="paragraph" style:parent-style-name="Standard">
      <style:paragraph-properties fo:text-align="start" style:justify-single-word="false"/>
      <style:text-properties fo:font-size="16pt" fo:font-weight="normal" officeooo:rsid="00139ca5" officeooo:paragraph-rsid="00173570" style:font-size-asian="16pt" style:font-weight-asian="normal" style:font-size-complex="16pt" style:font-weight-complex="normal"/>
    </style:style>
    <style:style style:name="P28" style:family="paragraph" style:parent-style-name="Standard">
      <style:paragraph-properties fo:text-align="start" style:justify-single-word="false"/>
      <style:text-properties style:font-name="Liberation Serif" fo:font-size="16pt" fo:font-style="normal" fo:font-weight="bold" officeooo:rsid="00173570" officeooo:paragraph-rsid="00173570" style:font-size-asian="16pt" style:font-style-asian="normal" style:font-weight-asian="bold" style:font-size-complex="16pt" style:font-style-complex="normal" style:font-weight-complex="bold"/>
    </style:style>
    <style:style style:name="P29" style:family="paragraph" style:parent-style-name="Standard">
      <style:paragraph-properties fo:text-align="start" style:justify-single-word="false"/>
      <style:text-properties style:font-name="Liberation Serif" fo:font-size="18pt" fo:font-style="normal" fo:font-weight="bold" officeooo:rsid="00173570" officeooo:paragraph-rsid="00187e4f" style:font-size-asian="18pt" style:font-style-asian="normal" style:font-weight-asian="bold" style:font-size-complex="18pt" style:font-style-complex="normal" style:font-weight-complex="bold"/>
    </style:style>
    <style:style style:name="P30" style:family="paragraph" style:parent-style-name="Standard">
      <style:paragraph-properties fo:text-align="start" style:justify-single-word="false"/>
      <style:text-properties style:font-name="Liberation Serif" fo:font-size="14pt" fo:font-style="normal" fo:font-weight="normal" officeooo:rsid="00187e4f" officeooo:paragraph-rsid="00187e4f" style:font-size-asian="14pt" style:font-style-asian="normal" style:font-weight-asian="normal" style:font-size-complex="14pt" style:font-style-complex="normal" style:font-weight-complex="normal"/>
    </style:style>
    <style:style style:name="P31" style:family="paragraph" style:parent-style-name="Standard">
      <style:paragraph-properties fo:text-align="center" style:justify-single-word="false"/>
      <style:text-properties style:font-name="Liberation Serif" fo:font-size="14pt" fo:font-weight="bold" officeooo:rsid="000260fe" officeooo:paragraph-rsid="000260fe" style:font-size-asian="14pt" style:font-weight-asian="bold" style:font-size-complex="14pt" style:font-weight-complex="bold"/>
    </style:style>
    <style:style style:name="P32" style:family="paragraph" style:parent-style-name="Table_20_Contents">
      <style:paragraph-properties fo:text-align="center" style:justify-single-word="false"/>
      <style:text-properties fo:font-size="11pt" style:font-size-asian="11pt" style:font-size-complex="11pt"/>
    </style:style>
    <style:style style:name="P33" style:family="paragraph" style:parent-style-name="Table_20_Contents">
      <style:paragraph-properties fo:text-align="center" style:justify-single-word="false"/>
      <style:text-properties fo:font-size="11pt" officeooo:rsid="000260fe" officeooo:paragraph-rsid="000260fe" style:font-size-asian="11pt" style:font-size-complex="11pt"/>
    </style:style>
    <style:style style:name="P34" style:family="paragraph" style:parent-style-name="Table_20_Contents">
      <style:paragraph-properties fo:text-align="center" style:justify-single-word="false"/>
      <style:text-properties fo:font-size="14pt" officeooo:rsid="000bbc96" officeooo:paragraph-rsid="000bbc96" style:font-size-asian="12.25pt" style:font-size-complex="14pt"/>
    </style:style>
    <style:style style:name="P35" style:family="paragraph" style:parent-style-name="Table_20_Contents">
      <style:paragraph-properties fo:text-align="center" style:justify-single-word="false"/>
      <style:text-properties fo:font-size="14pt" fo:font-weight="bold" officeooo:rsid="000bbc96" officeooo:paragraph-rsid="000bbc96" style:font-size-asian="12.25pt" style:font-weight-asian="bold" style:font-size-complex="14pt" style:font-weight-complex="bold"/>
    </style:style>
    <style:style style:name="P36"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officeooo:rsid="0010c9c5" officeooo:paragraph-rsid="0010c9c5"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normal" fo:text-shadow="none" style:text-underline-style="none" fo:font-weight="bold" officeooo:rsid="00113e65" officeooo:paragraph-rsid="00113e65"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4pt" fo:font-style="normal" fo:text-shadow="none" style:text-underline-style="none" fo:font-weight="bold" officeooo:rsid="00152961" officeooo:paragraph-rsid="00152961" style:font-size-asian="14pt" style:font-style-asian="normal" style:font-weight-asian="bold" style:font-size-complex="14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0c9c5" officeooo:paragraph-rsid="0010c9c5"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paragraph-rsid="0010c9c5"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13e65" officeooo:paragraph-rsid="00113e6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6cdf7" officeooo:paragraph-rsid="0016cdf7"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6cdf7" officeooo:paragraph-rsid="0016cdf7" style:font-size-asian="14pt" style:font-style-asian="normal" style:font-weight-asian="normal" style:font-size-complex="14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173570" officeooo:paragraph-rsid="00173570" style:font-size-asian="12.25pt" style:font-style-asian="normal" style:font-weight-asian="normal" style:font-size-complex="14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officeooo:rsid="0010c9c5" officeooo:paragraph-rsid="0010c9c5"/>
    </style:style>
    <style:style style:name="P50" style:family="paragraph" style:parent-style-name="Standard" style:master-page-name="pag_20_sin_20_num">
      <style:paragraph-properties style:page-number="auto"/>
    </style:style>
    <style:style style:name="P51" style:family="paragraph" style:parent-style-name="Standard" style:master-page-name="Footnote">
      <style:paragraph-properties fo:text-align="center" style:justify-single-word="false" style:page-number="auto"/>
      <style:text-properties fo:font-size="11pt" fo:font-weight="bold" officeooo:rsid="000260fe" officeooo:paragraph-rsid="000260fe" style:font-size-asian="11pt" style:font-weight-asian="bold" style:font-size-complex="11pt" style:font-weight-complex="bold"/>
    </style:style>
    <style:style style:name="P52" style:family="paragraph" style:parent-style-name="Standard">
      <style:paragraph-properties fo:text-align="start" style:justify-single-word="false"/>
      <style:text-properties fo:font-size="16pt" fo:font-style="normal" fo:font-weight="normal" officeooo:rsid="0010c9c5" officeooo:paragraph-rsid="0011fd38" style:font-size-asian="16pt" style:font-style-asian="normal" style:font-weight-asian="normal" style:font-size-complex="16pt" style:font-style-complex="normal" style:font-weight-complex="normal"/>
    </style:style>
    <style:style style:name="P53" style:family="paragraph" style:parent-style-name="Standard">
      <style:paragraph-properties fo:text-align="start" style:justify-single-word="false"/>
      <style:text-properties fo:font-size="16pt" fo:font-style="normal" fo:font-weight="normal" officeooo:rsid="00113e65" officeooo:paragraph-rsid="0011fd38" style:font-size-asian="16pt" style:font-style-asian="normal" style:font-weight-asian="normal" style:font-size-complex="16pt" style:font-style-complex="normal" style:font-weight-complex="normal"/>
    </style:style>
    <style:style style:name="P54" style:family="paragraph" style:parent-style-name="Standard">
      <style:paragraph-properties fo:text-align="start" style:justify-single-word="false"/>
      <style:text-properties fo:font-size="16pt" fo:font-style="normal" fo:font-weight="normal" officeooo:rsid="0011fd38" officeooo:paragraph-rsid="0011fd38" style:font-size-asian="16pt" style:font-style-asian="normal" style:font-weight-asian="normal" style:font-size-complex="16pt" style:font-style-complex="normal" style:font-weight-complex="normal"/>
    </style:style>
    <style:style style:name="P55" style:family="paragraph" style:parent-style-name="Standard">
      <style:paragraph-properties fo:text-align="start" style:justify-single-word="false"/>
      <style:text-properties fo:font-size="16pt" fo:font-style="normal" fo:font-weight="bold" officeooo:rsid="000bbc96" officeooo:paragraph-rsid="000fab55" style:font-size-asian="16pt" style:font-style-asian="normal" style:font-weight-asian="bold" style:font-size-complex="16pt" style:font-style-complex="normal" style:font-weight-complex="bold"/>
    </style:style>
    <style:style style:name="P56" style:family="paragraph" style:parent-style-name="Standard">
      <style:paragraph-properties fo:text-align="start" style:justify-single-word="false"/>
      <style:text-properties fo:font-size="16pt" fo:font-style="normal" fo:font-weight="bold" officeooo:rsid="0010c9c5" officeooo:paragraph-rsid="0010c9c5" style:font-size-asian="16pt" style:font-style-asian="normal" style:font-weight-asian="bold" style:font-size-complex="16pt" style:font-style-complex="normal" style:font-weight-complex="bold"/>
    </style:style>
    <style:style style:name="P57" style:family="paragraph" style:parent-style-name="Standard">
      <style:paragraph-properties fo:text-align="start" style:justify-single-word="false"/>
      <style:text-properties fo:font-size="16pt" fo:font-style="normal" fo:font-weight="bold" officeooo:rsid="00113e65" officeooo:paragraph-rsid="00113e65" style:font-size-asian="16pt" style:font-style-asian="normal" style:font-weight-asian="bold" style:font-size-complex="16pt" style:font-style-complex="normal" style:font-weight-complex="bold"/>
    </style:style>
    <style:style style:name="P58" style:family="paragraph" style:parent-style-name="Standard">
      <style:paragraph-properties fo:text-align="start" style:justify-single-word="false"/>
      <style:text-properties fo:font-size="18pt" fo:font-style="normal" fo:font-weight="bold" officeooo:rsid="0011fd38" officeooo:paragraph-rsid="0011fd38" style:font-size-asian="18pt" style:font-style-asian="normal" style:font-weight-asian="bold" style:font-size-complex="18pt" style:font-style-complex="normal" style:font-weight-complex="bold"/>
    </style:style>
    <style:style style:name="P59" style:family="paragraph" style:parent-style-name="Standard">
      <style:paragraph-properties fo:text-align="start" style:justify-single-word="false"/>
      <style:text-properties fo:font-size="18pt" fo:font-style="normal" fo:font-weight="bold" officeooo:rsid="000bbc96" officeooo:paragraph-rsid="000bbc96" style:font-size-asian="18pt" style:font-style-asian="normal" style:font-weight-asian="bold" style:font-size-complex="18pt" style:font-style-complex="normal" style:font-weight-complex="bold"/>
    </style:style>
    <style:style style:name="P60" style:family="paragraph" style:parent-style-name="Standard">
      <style:paragraph-properties fo:text-align="start" style:justify-single-word="false"/>
      <style:text-properties fo:font-size="14pt" fo:font-style="normal" fo:font-weight="bold" officeooo:rsid="000bbc96" officeooo:paragraph-rsid="000fab55"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size="14pt" fo:font-style="normal" fo:font-weight="bold" officeooo:rsid="000bbc96" officeooo:paragraph-rsid="000bbc96" style:font-size-asian="12.25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size="14pt" fo:font-style="normal" fo:font-weight="normal" officeooo:rsid="000fab55" officeooo:paragraph-rsid="000fab55" style:font-size-asian="12.25pt" style:font-style-asian="normal" style:font-weight-asian="normal" style:font-size-complex="14pt" style:font-style-complex="normal" style:font-weight-complex="normal"/>
    </style:style>
    <style:style style:name="P63" style:family="paragraph" style:parent-style-name="Standard" style:list-style-name="L1">
      <style:paragraph-properties fo:text-align="start" style:justify-single-word="false"/>
      <style:text-properties fo:font-size="14pt" fo:font-style="normal" fo:font-weight="normal" officeooo:rsid="0010c9c5" officeooo:paragraph-rsid="0010c9c5" style:font-size-asian="14pt" style:font-style-asian="normal" style:font-weight-asian="normal" style:font-size-complex="14pt" style:font-style-complex="normal" style:font-weight-complex="normal"/>
    </style:style>
    <style:style style:name="P64" style:family="paragraph">
      <style:paragraph-properties fo:text-align="center"/>
    </style:style>
    <style:style style:name="T1" style:family="text">
      <style:text-properties officeooo:rsid="0006512f"/>
    </style:style>
    <style:style style:name="T2" style:family="text">
      <style:text-properties fo:font-size="16pt" style:font-size-asian="16pt" style:font-size-complex="16pt"/>
    </style:style>
    <style:style style:name="T3" style:family="text">
      <style:text-properties fo:font-size="16pt" fo:font-style="normal" officeooo:rsid="000bbc96" style:font-size-asian="16pt" style:font-style-asian="normal" style:font-size-complex="16pt" style:font-style-complex="normal"/>
    </style:style>
    <style:style style:name="T4" style:family="text">
      <style:text-properties officeooo:rsid="0011fd38"/>
    </style:style>
    <style:style style:name="T5" style:family="text">
      <style:text-properties officeooo:rsid="00139ca5"/>
    </style:style>
    <style:style style:name="T6" style:family="text">
      <style:text-properties officeooo:rsid="001a828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000000"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71cm" draw:marker-start-width="0.459cm" draw:marker-end-width="0.459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es" number:country="AR">
      <number:number number:min-integer-digits="1"/>
    </number:number-style>
    <number:text-style style:name="N10100" number:language="es" number:country="AR">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line text:anchor-type="paragraph" draw:z-index="0" draw:style-name="gr1" draw:text-style-name="P64" svg:x1="-0.034cm" svg:y1="4.96cm" svg:x2="17.137cm" svg:y2="4.96cm"><text:p/></draw:line><draw:line text:anchor-type="paragraph" draw:z-index="1" draw:style-name="gr2" draw:text-style-name="P64" svg:x1="-0.034cm" svg:y1="10.543cm" svg:x2="16.979cm" svg:y2="10.543cm"><text:p/></draw:line></text:p>
      <text:p text:style-name="Standard"/>
      <text:p text:style-name="Standard"/>
      <text:p text:style-name="Standard"/>
      <text:p text:style-name="P7">gastar group</text:p>
      <text:p text:style-name="Standard"/>
      <text:p text:style-name="Standard"/>
      <text:p text:style-name="Standard"/>
      <text:p text:style-name="Standard"/>
      <text:p text:style-name="Standard"/>
      <text:p text:style-name="Standard"/>
      <text:p text:style-name="P3">Reproductor de <text:span text:style-name="T6">Música</text:span></text:p>
      <text:p text:style-name="Standard"/>
      <text:p text:style-name="Standard"/>
      <text:p text:style-name="P4">Configuration Managment Plan</text:p>
      <text:p text:style-name="P4">(CM_Plan)</text:p>
      <text:p text:style-name="P4"/>
      <text:p text:style-name="P4"/>
      <text:p text:style-name="P4"/>
      <text:p text:style-name="P5">Autores:</text:p>
      <text:p text:style-name="P5">&lt;Gasparini, Roman;</text:p>
      <text:p text:style-name="P5">Tarres, Martin&gt;</text:p>
      <text:p text:style-name="P5"/>
      <text:p text:style-name="P5"/>
      <text:p text:style-name="P5"/>
      <text:p text:style-name="P5"/>
      <text:p text:style-name="P6">Document Version: 1.0.0</text:p>
      <text:p text:style-name="P6"/>
      <text:p text:style-name="P6"/>
      <text:p text:style-name="P6"/>
      <text:p text:style-name="P6"/>
      <text:p text:style-name="P6"/>
      <text:p text:style-name="P6"/>
      <text:p text:style-name="P6"/>
      <text:p text:style-name="P6"/>
      <text:p text:style-name="paginas_20_sin_20_numeracion"/>
      <text:p text:style-name="P6"/>
      <text:p text:style-name="P6"/>
      <text:p text:style-name="P6"/>
      <text:p text:style-name="P6"/>
      <text:p text:style-name="paginas_20_sin_20_numeracion"/>
      <text:p text:style-name="P6"/>
      <text:p text:style-name="P6"/>
      <text:p text:style-name="P51"/>
      <text:p text:style-name="P6"/>
      <text:p text:style-name="P8">Historial de Revisiones</text:p>
      <text:p text:style-name="P6"/>
      <text:p text:style-name="P6"/>
      <table:table table:name="Tabla1" table:style-name="Tabla1">
        <table:table-column table:style-name="Tabla1.A" table:number-columns-repeated="3"/>
        <table:table-column table:style-name="Tabla1.D"/>
        <table:table-row>
          <table:table-cell table:style-name="Tabla1.A1" office:value-type="string">
            <text:p text:style-name="P33">Version</text:p>
          </table:table-cell>
          <table:table-cell table:style-name="Tabla1.A1" office:value-type="string">
            <text:p text:style-name="P33">Fecha</text:p>
          </table:table-cell>
          <table:table-cell table:style-name="Tabla1.A1" office:value-type="string">
            <text:p text:style-name="P33">Resumen de Cambios</text:p>
          </table:table-cell>
          <table:table-cell table:style-name="Tabla1.D1" office:value-type="string">
            <text:p text:style-name="P32"/>
          </table:table-cell>
        </table:table-row>
        <table:table-row>
          <table:table-cell table:style-name="Tabla1.A2" office:value-type="string">
            <text:p text:style-name="P33">1.0.0</text:p>
          </table:table-cell>
          <table:table-cell table:style-name="Tabla1.A2" office:value-type="string">
            <text:p text:style-name="P33">27/04/2017</text:p>
          </table:table-cell>
          <table:table-cell table:style-name="Tabla1.A2" office:value-type="string">
            <text:p text:style-name="P33">Primera versión </text:p>
          </table:table-cell>
          <table:table-cell table:style-name="Tabla1.D2" office:value-type="string">
            <text:p text:style-name="P32"/>
          </table:table-cell>
        </table:table-row>
        <table:table-row>
          <table:table-cell table:style-name="Tabla1.A2" office:value-type="string">
            <text:p text:style-name="P32"/>
          </table:table-cell>
          <table:table-cell table:style-name="Tabla1.A2" office:value-type="string">
            <text:p text:style-name="P32"/>
          </table:table-cell>
          <table:table-cell table:style-name="Tabla1.A2" office:value-type="string">
            <text:p text:style-name="P32"/>
          </table:table-cell>
          <table:table-cell table:style-name="Tabla1.D2" office:value-type="string">
            <text:p text:style-name="P32"/>
          </table:table-cell>
        </table:table-row>
        <table:table-row>
          <table:table-cell table:style-name="Tabla1.A2" office:value-type="string">
            <text:p text:style-name="P32"/>
          </table:table-cell>
          <table:table-cell table:style-name="Tabla1.A2" office:value-type="string">
            <text:p text:style-name="P32"/>
          </table:table-cell>
          <table:table-cell table:style-name="Tabla1.A2" office:value-type="string">
            <text:p text:style-name="P32"/>
          </table:table-cell>
          <table:table-cell table:style-name="Tabla1.D2" office:value-type="string">
            <text:p text:style-name="P32"/>
          </table:table-cell>
        </table:table-row>
        <table:table-row>
          <table:table-cell table:style-name="Tabla1.A2" office:value-type="string">
            <text:p text:style-name="P32"/>
          </table:table-cell>
          <table:table-cell table:style-name="Tabla1.A2" office:value-type="string">
            <text:p text:style-name="P32"/>
          </table:table-cell>
          <table:table-cell table:style-name="Tabla1.A2" office:value-type="string">
            <text:p text:style-name="P32"/>
          </table:table-cell>
          <table:table-cell table:style-name="Tabla1.D2" office:value-type="string">
            <text:p text:style-name="P32"/>
          </table:table-cell>
        </table:table-row>
        <table:table-row>
          <table:table-cell table:style-name="Tabla1.A2" office:value-type="string">
            <text:p text:style-name="P32"/>
          </table:table-cell>
          <table:table-cell table:style-name="Tabla1.A2" office:value-type="string">
            <text:p text:style-name="P32"/>
          </table:table-cell>
          <table:table-cell table:style-name="Tabla1.A2" office:value-type="string">
            <text:p text:style-name="P32"/>
          </table:table-cell>
          <table:table-cell table:style-name="Tabla1.D2" office:value-type="string">
            <text:p text:style-name="P32"/>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9">Página de aprobación</text:p>
      <text:p text:style-name="P8"/>
      <text:p text:style-name="P8"/>
      <text:p text:style-name="P18">En la siguiente tabla se listan las personas encargas de cada area, y a las que se deberá acudir en caso de que se deba realizar algun cambio mayor.</text:p>
      <text:p text:style-name="P18">La aprobacion no es necesaria si se trata de un cambio menor. </text:p>
      <text:p text:style-name="P18">Sólo se realizan cuando el cambio es solicitado por una persona ajena al CM.</text:p>
      <text:p text:style-name="P18"/>
      <text:p text:style-name="P18"/>
      <table:table table:name="Tabla2" table:style-name="Tabla2">
        <table:table-column table:style-name="Tabla2.A"/>
        <table:table-column table:style-name="Tabla2.B"/>
        <table:table-row table:style-name="Tabla2.1">
          <table:table-cell table:style-name="Tabla2.A1" office:value-type="string">
            <text:p text:style-name="P35">Configuration Management</text:p>
          </table:table-cell>
          <table:table-cell table:style-name="Tabla2.B1" office:value-type="string">
            <text:p text:style-name="P34">Tarres, Martín</text:p>
          </table:table-cell>
        </table:table-row>
      </table:table>
      <text:p text:style-name="P18"/>
      <table:table table:name="Tabla3" table:style-name="Tabla3">
        <table:table-column table:style-name="Tabla3.A"/>
        <table:table-column table:style-name="Tabla3.B"/>
        <table:table-row>
          <table:table-cell table:style-name="Tabla3.A1" office:value-type="string">
            <text:p text:style-name="P35">Software Developer</text:p>
          </table:table-cell>
          <table:table-cell table:style-name="Tabla3.B1" office:value-type="string">
            <text:p text:style-name="P34">Gasparini, Roman</text:p>
          </table:table-cell>
        </table:table-row>
      </table:table>
      <text:p text:style-name="P1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
      <text:p text:style-name="P11"/>
      <text:p text:style-name="P13"><text:soft-page-break/>Tabla de contenidos</text:p>
      <text:p text:style-name="P13"/>
      <text:p text:style-name="P13">1 <text:tab/>Introducción</text:p>
      <text:p text:style-name="P15"><text:span text:style-name="T2"><text:tab/>1.1 </text:span><text:span text:style-name="T3">Propósito y Alcance</text:span></text:p>
      <text:p text:style-name="P23"><text:span text:style-name="T4"><text:tab/>1.2 Propósito de Prá</text:span><text:span text:style-name="T3">cticas del SMP</text:span></text:p>
      <text:p text:style-name="P52"><text:tab/>1.3 Acrónimos</text:p>
      <text:p text:style-name="P53"><text:tab/>1.4 Herramientas del Plan de CM</text:p>
      <text:p text:style-name="P54"/>
      <text:p text:style-name="P16">2<text:tab/>Roles en Gestión de Configuración</text:p>
      <text:p text:style-name="P27"><text:tab/>2.1. Configuration Manager del proyecto</text:p>
      <text:p text:style-name="P24"><text:tab/>2.2 Responsabilidades en el Plan de Gestión de Configuraciones</text:p>
      <text:p text:style-name="P17"/>
      <text:p text:style-name="P17">3 Gestión de Cambios</text:p>
      <text:p text:style-name="P25"><text:tab/>3.1 Alcance</text:p>
      <text:p text:style-name="P27"/>
      <text:p text:style-name="P59">1 Introducción</text:p>
      <text:p text:style-name="P60"><text:tab/></text:p>
      <text:p text:style-name="P55">1.1 <text:s/>Propósito y Alcance</text:p>
      <text:p text:style-name="P62">Dentro del siguiente documento podemos encontrar descripciones detalladas sobre el Plan de Gestión de Configuraciones para el proyecto de un reproductor de vídeos. El objetivo de este plan es controlar la configuración de los requerimientos, documentos, software y herramientas usadas en este proyecto.</text:p>
      <text:p text:style-name="P62">Las herramientas se utilizaran para el control de versiones, para la integración continua, gestión de defectos, entre otros.</text:p>
      <text:p text:style-name="P62">La gestión de las configuraciones de software (SCM) consiste en las herramientas y métodos utilizados para controlar el software a lo largo de su desarrollo y uso.</text:p>
      <text:p text:style-name="P62"/>
      <text:p text:style-name="P20">1.2. Propósito de Prácticas del SMP</text:p>
      <text:list xml:id="list8191882835907187039" text:style-name="L1">
        <text:list-item>
          <text:p text:style-name="P63">Garantizar la consistencia al poner en práctica las actividades de CM.</text:p>
        </text:list-item>
        <text:list-item>
          <text:p text:style-name="P63">Definir las autoridades que soporten las prácticas del CM.</text:p>
        </text:list-item>
        <text:list-item>
          <text:p text:style-name="P63">Mantener la integridad del producto a lo largo de su ciclo de vida.</text:p>
        </text:list-item>
        <text:list-item>
          <text:p text:style-name="P63">Informar a grupos e individuos interesados sobre el estado del proyecto.</text:p>
        </text:list-item>
        <text:list-item>
          <text:p text:style-name="P63">Crear un historial de los estados actual y anteriores de los productos desarrollados.</text:p>
        </text:list-item>
        <text:list-item>
          <text:p text:style-name="P63">Mejoras en el proceso de desarrollo.</text:p>
        </text:list-item>
      </text:list>
      <text:p text:style-name="P56"/>
      <text:p text:style-name="P56">1.3. Acrónimos</text:p>
      <table:table table:name="Tabla4" table:style-name="Tabla4">
        <table:table-column table:style-name="Tabla4.A"/>
        <table:table-column table:style-name="Tabla4.B"/>
        <text:soft-page-break/>
        <table:table-row>
          <table:table-cell table:style-name="Tabla4.A1" office:value-type="float" office:value="0">
            <text:p text:style-name="P36"/>
            <text:p text:style-name="P37">Acrónimo</text:p>
            <text:p text:style-name="P38"/>
          </table:table-cell>
          <table:table-cell table:style-name="Tabla4.B1" office:value-type="float" office:value="0">
            <text:p text:style-name="P36"/>
            <text:p text:style-name="P37">Descripción</text:p>
          </table:table-cell>
        </table:table-row>
        <table:table-row>
          <table:table-cell table:style-name="Tabla4.A2" office:value-type="float" office:value="0">
            <text:p text:style-name="P44"/>
            <text:p text:style-name="P49">CM</text:p>
          </table:table-cell>
          <table:table-cell table:style-name="Tabla4.B2" office:value-type="string">
            <text:p text:style-name="P42"/>
            <text:p text:style-name="P42">Control de configuraciones</text:p>
          </table:table-cell>
        </table:table-row>
        <table:table-row table:style-name="Tabla4.3">
          <table:table-cell table:style-name="Tabla4.A2" office:value-type="float" office:value="0">
            <text:p text:style-name="P42"/>
            <text:p text:style-name="P43"/>
          </table:table-cell>
          <table:table-cell table:style-name="Tabla4.B3">
            <text:p text:style-name="P43"/>
          </table:table-cell>
        </table:table-row>
        <table:table-row>
          <table:table-cell table:style-name="Tabla4.A2" office:value-type="float" office:value="0">
            <text:p text:style-name="P42"/>
            <text:p text:style-name="P42">CBB</text:p>
          </table:table-cell>
          <table:table-cell table:style-name="Tabla4.B4" office:value-type="string">
            <text:p text:style-name="P42"/>
            <text:p text:style-name="P42">ChangeControl Board</text:p>
          </table:table-cell>
        </table:table-row>
        <table:table-row>
          <table:table-cell table:style-name="Tabla4.A2" office:value-type="float" office:value="0">
            <text:p text:style-name="P43"/>
            <text:p text:style-name="P45">SCM</text:p>
          </table:table-cell>
          <table:table-cell table:style-name="Tabla4.B5" office:value-type="string">
            <text:p text:style-name="P43"/>
            <text:p text:style-name="P45">Gestión de la configuración de Software</text:p>
          </table:table-cell>
        </table:table-row>
        <table:table-row>
          <table:table-cell table:style-name="Tabla4.A2" office:value-type="float" office:value="0">
            <text:p text:style-name="P43"/>
            <text:p text:style-name="P45">SMP</text:p>
          </table:table-cell>
          <table:table-cell table:style-name="Tabla4.B6" office:value-type="string">
            <text:p text:style-name="P43"/>
            <text:p text:style-name="P45">Plan de gestión de software</text:p>
          </table:table-cell>
        </table:table-row>
        <table:table-row table:style-name="Tabla4.7">
          <table:table-cell table:style-name="Tabla4.A2" office:value-type="float" office:value="0">
            <text:p text:style-name="P43"/>
            <text:p text:style-name="P43"/>
          </table:table-cell>
          <table:table-cell table:style-name="Tabla4.B3">
            <text:p text:style-name="P43"/>
          </table:table-cell>
        </table:table-row>
        <table:table-row table:style-name="Tabla4.7">
          <table:table-cell table:style-name="Tabla4.A2" office:value-type="float" office:value="0">
            <text:p text:style-name="P43"/>
            <text:p text:style-name="P43"/>
          </table:table-cell>
          <table:table-cell table:style-name="Tabla4.B3">
            <text:p text:style-name="P43"/>
          </table:table-cell>
        </table:table-row>
        <table:table-row table:style-name="Tabla4.7">
          <table:table-cell table:style-name="Tabla4.A2" office:value-type="float" office:value="0">
            <text:p text:style-name="P43"/>
            <text:p text:style-name="P43"/>
          </table:table-cell>
          <table:table-cell table:style-name="Tabla4.B3">
            <text:p text:style-name="P43"/>
          </table:table-cell>
        </table:table-row>
        <table:table-row table:style-name="Tabla4.7">
          <table:table-cell table:style-name="Tabla4.A10" office:value-type="float" office:value="0">
            <text:p text:style-name="P43"/>
            <text:p text:style-name="P43"/>
          </table:table-cell>
          <table:table-cell table:style-name="Tabla4.B10">
            <text:p text:style-name="P43"/>
          </table:table-cell>
        </table:table-row>
      </table:table>
      <text:p text:style-name="P21"/>
      <text:p text:style-name="P21">1.4. Herramientas del Plan de CM</text:p>
      <text:p text:style-name="P21"/>
      <table:table table:name="Tabla5" table:style-name="Tabla5">
        <table:table-column table:style-name="Tabla5.A"/>
        <table:table-column table:style-name="Tabla5.B"/>
        <table:table-row>
          <table:table-cell table:style-name="Tabla5.A1" office:value-type="float" office:value="0">
            <text:p text:style-name="P38"/>
            <text:p text:style-name="P39">Herramienta/Proceso</text:p>
            <text:p text:style-name="P38"/>
          </table:table-cell>
          <table:table-cell table:style-name="Tabla5.B1" office:value-type="float" office:value="0">
            <text:p text:style-name="P38"/>
            <text:p text:style-name="P39">Propósito</text:p>
          </table:table-cell>
        </table:table-row>
        <table:table-row>
          <table:table-cell table:style-name="Tabla5.A2" office:value-type="float" office:value="0">
            <text:p text:style-name="P43"/>
            <text:p text:style-name="P45">Intellij IDEA</text:p>
          </table:table-cell>
          <table:table-cell table:style-name="Tabla5.B2" office:value-type="string">
            <text:p text:style-name="P45"/>
            <text:p text:style-name="P45">Entorno de desarrollo del proyecto</text:p>
          </table:table-cell>
        </table:table-row>
        <table:table-row>
          <table:table-cell table:style-name="Tabla5.A2" office:value-type="float" office:value="0">
            <text:p text:style-name="P43"/>
            <text:p text:style-name="P45">GitHub</text:p>
          </table:table-cell>
          <table:table-cell table:style-name="Tabla5.B3" office:value-type="string">
            <text:p text:style-name="P45">Servicio de repositorio y hosting de ítems</text:p>
            <text:p text:style-name="P45">puestos en control de configuración.</text:p>
          </table:table-cell>
        </table:table-row>
        <table:table-row>
          <table:table-cell table:style-name="Tabla5.A2" office:value-type="float" office:value="0">
            <text:p text:style-name="P43"/>
            <text:p text:style-name="P45">Travis CI</text:p>
          </table:table-cell>
          <table:table-cell table:style-name="Tabla5.B4" office:value-type="string">
            <text:p text:style-name="P43"/>
            <text:p text:style-name="P45">Servicio de Integración Continua</text:p>
          </table:table-cell>
        </table:table-row>
        <table:table-row>
          <table:table-cell table:style-name="Tabla5.A2" office:value-type="float" office:value="0">
            <text:p text:style-name="P43"/>
            <text:p text:style-name="P43"/>
          </table:table-cell>
          <table:table-cell table:style-name="Tabla5.B5">
            <text:p text:style-name="P43"/>
          </table:table-cell>
        </table:table-row>
        <table:table-row>
          <table:table-cell table:style-name="Tabla5.A2" office:value-type="float" office:value="0">
            <text:p text:style-name="P43"/>
            <text:p text:style-name="P43"/>
          </table:table-cell>
          <table:table-cell table:style-name="Tabla5.B5">
            <text:p text:style-name="P43"/>
          </table:table-cell>
        </table:table-row>
        <table:table-row>
          <table:table-cell table:style-name="Tabla5.A7" office:value-type="float" office:value="0">
            <text:p text:style-name="P43"/>
            <text:p text:style-name="P43"/>
          </table:table-cell>
          <table:table-cell table:style-name="Tabla5.B7">
            <text:p text:style-name="P43"/>
          </table:table-cell>
        </table:table-row>
      </table:table>
      <text:p text:style-name="P21"/>
      <text:p text:style-name="P62"/>
      <text:p text:style-name="P61"/>
      <text:p text:style-name="P16">2 Roles <text:span text:style-name="T5">Gestión</text:span> de Configuraciones</text:p>
      <text:p text:style-name="P8"/>
      <text:p text:style-name="P26">2.1. Configuration Manager del proyecto</text:p>
      <text:p text:style-name="P19"><text:soft-page-break/>Las actividades de gestión de las configuraciones dentro del proyecto “Reproductor de vídeos” son coordinadas por el Manager Global del Proyecto de Configuraciones (GPCM), rol asignado a una persona.</text:p>
      <text:p text:style-name="P19">El GPCM será responsable por actividades como controlar las ramas principales y las</text:p>
      <text:p text:style-name="P19">versiones de lanzamiento, determinando cuándo deben ser creadas las ramas y que</text:p>
      <text:p text:style-name="P19"/>
      <text:p text:style-name="P19">actividades y características corresponden a cada rama.</text:p>
      <text:p text:style-name="P19">Las actividades de manejo de configuraciones, procesos y sus respectivos</text:p>
      <text:p text:style-name="P19">procedimientos deben ser seguidas y respetadas por todos los miembros. Es la</text:p>
      <text:p text:style-name="P19">responsabilidad de cada persona seguir y aplicar el procedimiento de CM apropiado,</text:p>
      <text:p text:style-name="P19">de acuerdo con sus rol/roles. </text:p>
      <text:p text:style-name="P19"/>
      <text:p text:style-name="P22">2.2 Responsabilidades en el Plan de Gestión de Configuraciones</text:p>
      <table:table table:name="Tabla6" table:style-name="Tabla6">
        <table:table-column table:style-name="Tabla6.A"/>
        <table:table-column table:style-name="Tabla6.B"/>
        <table:table-row>
          <table:table-cell table:style-name="Tabla6.A1" office:value-type="float" office:value="0">
            <text:p text:style-name="P40"/>
            <text:p text:style-name="P40">Rol</text:p>
            <text:p text:style-name="P40"/>
          </table:table-cell>
          <table:table-cell table:style-name="Tabla6.B1" office:value-type="float" office:value="0">
            <text:p text:style-name="P40"/>
            <text:p text:style-name="P40">Responsabilidades</text:p>
          </table:table-cell>
        </table:table-row>
        <table:table-row table:style-name="Tabla6.2">
          <table:table-cell table:style-name="Tabla6.A2" office:value-type="float" office:value="0">
            <text:p text:style-name="P41"/>
            <text:p text:style-name="P41"/>
            <text:p text:style-name="P41"/>
            <text:p text:style-name="P41"/>
            <text:p text:style-name="P41"/>
            <text:p text:style-name="P41"/>
            <text:p text:style-name="P47">Configuration Manager</text:p>
            <text:p text:style-name="P46"/>
          </table:table-cell>
          <table:table-cell table:style-name="Tabla6.B2" office:value-type="string">
            <text:p text:style-name="P47">Posee la responsabilidad global de todos</text:p>
            <text:p text:style-name="P47">los ítems en configuración.</text:p>
            <text:p text:style-name="P47">Responsable de aplicar etiquetas en los</text:p>
            <text:p text:style-name="P47">releases.</text:p>
            <text:p text:style-name="P47">Coordinar actividades de CM dentro del</text:p>
            <text:p text:style-name="P47">proyecto.</text:p>
            <text:p text:style-name="P47">Responsable de la creación de ramas y</text:p>
            <text:p text:style-name="P47">administrar las mismas.</text:p>
            <text:p text:style-name="P47">Asistir en actividades de merge y de</text:p>
            <text:p text:style-name="P47">building.</text:p>
            <text:p text:style-name="P47">Asegurarse de la integridad y rastreabilidad</text:p>
            <text:p text:style-name="P47">de los ítems en configuración del proyecto.</text:p>
          </table:table-cell>
        </table:table-row>
        <table:table-row>
          <table:table-cell table:style-name="Tabla6.A3" office:value-type="float" office:value="0">
            <text:p text:style-name="P47"/>
            <text:p text:style-name="P47"/>
            <text:p text:style-name="P47"/>
            <text:p text:style-name="P47"/>
            <text:p text:style-name="P47"/>
            <text:p text:style-name="P47"/>
            <text:p text:style-name="P47">Software Developer</text:p>
            <text:p text:style-name="P41"/>
          </table:table-cell>
          <table:table-cell table:style-name="Tabla6.B3" office:value-type="string">
            <text:p text:style-name="P48">Generar nuevo código con nuevas características periodicamente.</text:p>
            <text:p text:style-name="P48">Ayudar a resolver conflictos en las actividades de construccion y merge.</text:p>
            <text:p text:style-name="P48">Cumplir los requisitos de calidad en los distintos branches.</text:p>
            <text:p text:style-name="P48">Seguir las practicas recomendadas en cada etapa del proyecto.</text:p>
            <text:p text:style-name="P48">Corregir bugs encontrados en el código.</text:p>
            <text:p text:style-name="P48">Asegurarse de la integridad del producto y su rastreabilidad a lo largo del tiempo.</text:p>
          </table:table-cell>
        </table:table-row>
      </table:table>
      <text:p text:style-name="P29"><text:soft-page-break/>3 Gestión de Cambios</text:p>
      <text:p text:style-name="P28"/>
      <text:p text:style-name="P28">3.1 Alcance</text:p>
      <text:p text:style-name="P30">La gestión de cambios es un proceso que ocurre después de que la documentación y el código fuente están identificados y aprobados.</text:p>
      <text:p text:style-name="P30">Los cambios incluyen modificaciones internas al enfoque documentado originalmente, debido a resultado de tests o solicitudes de integración de nuevas funciones.</text:p>
      <text:p text:style-name="P31"/>
      <text:p text:style-name="P8"/>
      <text:p text:style-name="P1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aginas_20_sin_20_numeracion" style:display-name="paginas sin numeracion" style:family="paragraph" style:parent-style-name="Footer"/>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06512f"/>
    </style:style>
    <style:style style:name="MP2" style:family="paragraph" style:parent-style-name="Header">
      <style:text-properties officeooo:rsid="00079ac4" officeooo:paragraph-rsid="00079ac4"/>
    </style:style>
    <style:style style:name="MT1" style:family="text">
      <style:text-properties officeooo:rsid="0006512f"/>
    </style:style>
    <style:style style:name="MT2" style:family="text">
      <style:text-properties officeooo:rsid="001a8283"/>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fo:border="none" fo:padding="0cm" style:shadow="none" style:writing-mode="lr-tb" draw:fill-image-width="0cm" draw:fill-image-height="0cm" style:footnote-max-height="0cm">
        <style:columns fo:column-count="1" fo:column-gap="0cm"/>
        <style:footnote-sep style:width="0.009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style:dynamic-spacing="false" draw:fill="none"/>
      </style:header-style>
      <style:footer-style>
        <style:header-footer-properties fo:min-height="0.6cm" fo:margin-left="0cm" fo:margin-right="0cm" fo:margin-top="0.499cm" style:dynamic-spacing="false" draw:fill="none"/>
      </style:footer-style>
    </style:page-layout>
    <style:page-layout style:name="Mpm5">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Footnote">
      <style:header>
        <text:p text:style-name="Header"/>
      </style:header>
      <style:footer>
        <text:p text:style-name="MP1"><text:page-number text:select-page="current">0</text:page-number><text:tab/><text:tab/><text:span text:style-name="MT1">Plan-CM_v1.0.0</text:span></text:p>
      </style:footer>
    </style:master-page>
    <style:master-page style:name="First_20_Page" style:display-name="First Page" style:page-layout-name="Mpm2" style:next-style-name="Standard">
      <style:footer>
        <text:p text:style-name="Footer"><text:page-number text:select-page="current">0</text:page-number><text:tab/><text:tab/><text:span text:style-name="MT1">Plan-CM_v1.0.0</text:span></text:p>
      </style:footer>
    </style:master-page>
    <style:master-page style:name="Index" style:page-layout-name="Mpm3"/>
    <style:master-page style:name="Footnote" style:page-layout-name="Mpm4">
      <style:header>
        <text:p text:style-name="MP2"><text:tab/>Reproductor de <text:span text:style-name="MT2">Música</text:span> – Configuration Management<text:tab/></text:p>
      </style:header>
      <style:footer>
        <text:p text:style-name="paginas_20_sin_20_numeracion"><text:page-number text:select-page="current">4</text:page-number><text:tab/><text:tab/><text:span text:style-name="MT1">Plan-CM_v1.0.0</text:span></text:p>
      </style:footer>
    </style:master-page>
    <style:master-page style:name="pag_20_sin_20_num" style:display-name="pag sin num" style:page-layout-name="Mpm5" style:next-style-name="Footnot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4T10:32:49.330000000</meta:creation-date>
    <dc:date>2017-06-23T13:25:19.458000000</dc:date>
    <meta:editing-duration>PT2H1M</meta:editing-duration>
    <meta:editing-cycles>4</meta:editing-cycles>
    <meta:generator>LibreOffice/4.4.3.2$Windows_x86 LibreOffice_project/88805f81e9fe61362df02b9941de8e38a9b5fd16</meta:generator>
    <meta:document-statistic meta:table-count="6" meta:image-count="0" meta:object-count="0" meta:page-count="11" meta:paragraph-count="109" meta:word-count="667" meta:character-count="4374" meta:non-whitespace-character-count="3802"/>
  </office:meta>
</office:document-meta>
</file>